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0pt" style:text-underline-style="none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FreeSans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10" style:family="text">
      <style:text-properties style:font-name="FreeSans" fo:font-size="13pt" style:text-underline-style="none" fo:font-weight="normal" style:font-size-asian="13pt" style:font-weight-asian="normal" style:font-size-complex="13pt" style:font-weight-complex="normal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ff0000"/>
    </style:style>
    <style:style style:name="T13" style:family="text">
      <style:text-properties fo:color="#ff0000" style:text-position="super 58%"/>
    </style:style>
    <style:style style:name="T14" style:family="text">
      <style:text-properties fo:color="#ff0000" style:text-position="super 58%" fo:font-size="12pt" style:font-size-asian="12pt" style:font-size-complex="12pt"/>
    </style:style>
    <style:style style:name="T15" style:family="text">
      <style:text-properties fo:color="#ff0000" style:text-position="super 58%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ff0000" style:text-position="super 58%"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color="#ff0000" style:text-position="super 58%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color="#ff0000" style:text-position="super 58%" fo:font-size="12pt" style:text-underline-style="none" fo:font-weight="normal" style:font-size-asian="12pt" style:font-weight-asian="normal" style:font-size-complex="12pt" style:font-weight-complex="normal"/>
    </style:style>
    <style:style style:name="T19" style:family="text">
      <style:text-properties fo:color="#ff0000" style:text-position="super 58%" fo:font-size="12pt" style:text-underline-style="none" fo:font-weight="bold" style:font-size-asian="12pt" style:font-weight-asian="bold" style:font-size-complex="12pt" style:font-weight-complex="bold"/>
    </style:style>
    <style:style style:name="T20" style:family="text">
      <style:text-properties fo:color="#ff0000" style:text-position="super 58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fo:color="#ff0000" style:text-position="super 58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ff0000" style:text-position="super 58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ff0000" style:text-position="super 58%" fo:font-style="normal" style:font-style-asian="normal" style:font-style-complex="normal"/>
    </style:style>
    <style:style style:name="T24" style:family="text">
      <style:text-properties fo:color="#ff0000" fo:font-size="12pt" style:font-size-asian="12pt" style:font-size-complex="12pt"/>
    </style:style>
    <style:style style:name="T2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ff0000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8" style:family="tex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fo:color="#ff0000" fo:font-size="12pt" style:text-underline-style="none" fo:font-weight="bold" style:font-size-asian="12pt" style:font-weight-asian="bold" style:font-size-complex="12pt" style:font-weight-complex="bold"/>
    </style:style>
    <style:style style:name="T30" style:family="text">
      <style:text-properties fo:color="#ff0000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ff0000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ff0000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ff0000" fo:font-style="normal" style:font-style-asian="normal" style:font-style-complex="normal"/>
    </style:style>
    <style:style style:name="T34" style:family="text">
      <style:text-properties fo:color="#0000ff"/>
    </style:style>
    <style:style style:name="T35" style:family="text">
      <style:text-properties fo:color="#0000ff" style:text-position="super 58%"/>
    </style:style>
    <style:style style:name="T36" style:family="text">
      <style:text-properties fo:color="#008000"/>
    </style:style>
    <style:style style:name="T37" style:family="text">
      <style:text-properties fo:color="#008000" style:text-position="super 58%"/>
    </style:style>
    <style:style style:name="T38" style:family="text">
      <style:text-properties fo:color="#008000" style:text-position="super 58%" fo:font-size="10pt" style:font-size-asian="10pt" style:font-size-complex="10pt"/>
    </style:style>
    <style:style style:name="T39" style:family="text">
      <style:text-properties fo:color="#008000" fo:font-size="10pt" style:font-size-asian="10pt" style:font-size-complex="10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ir, I have divided my complete work into three phases::</text:p>
      <text:p text:style-name="P2"><text:tab/>A) Statistical Part </text:p>
      <text:p text:style-name="P2"><text:tab/>B) Analysis Part </text:p>
      <text:p text:style-name="P2"><text:tab/>C) Generating Tool</text:p>
      <text:p text:style-name="P2"><text:tab/>D) Documentation</text:p>
      <text:p text:style-name="P2"/>
      <text:p text:style-name="P2"><text:tab/><text:span text:style-name="T9">Work to Do</text:span><text:span text:style-name="T10"><text:tab/><text:tab/><text:tab/><text:tab/> <text:s text:c="5"/>----<text:tab/><text:tab/><text:tab/><text:tab/></text:span><text:span text:style-name="T9">Deadline</text:span></text:p>
      <text:p text:style-name="P1"><text:tab/><text:tab/><text:tab/><text:tab/><text:tab/><text:tab/></text:p>
      <text:list xml:id="list820163587" text:style-name="L1">
        <text:list-item>
          <text:p text:style-name="P4">Statistical Part<text:tab/><text:tab/><text:tab/><text:tab/><text:tab/><text:tab/><text:tab/><text:tab/><text:span text:style-name="T33">11</text:span><text:span text:style-name="T23">th</text:span><text:span text:style-name="T33"> Feb'13</text:span> </text:p>
          <text:list>
            <text:list-item>
              <text:p text:style-name="P5">Complete the table <text:tab/><text:tab/><text:tab/><text:tab/><text:tab/><text:tab/><text:tab/><text:tab/><text:span text:style-name="T34">16</text:span><text:span text:style-name="T35">th</text:span><text:span text:style-name="T34"> Jan'13</text:span></text:p>
              <text:list>
                <text:list-item>
                  <text:p text:style-name="P5">Input for all existent folders <text:tab/><text:tab/><text:tab/><text:tab/><text:tab/><text:tab/><text:tab/><text:span text:style-name="T36">15</text:span><text:span text:style-name="T37">th</text:span><text:span text:style-name="T36"> Jan'13</text:span></text:p>
                </text:list-item>
                <text:list-item>
                  <text:p text:style-name="P5">Complete table for Compile-Time ,Memory(Compile&amp;Run Time),LOC's <text:tab/><text:tab/><text:span text:style-name="T36">15</text:span><text:span text:style-name="T37">th</text:span><text:span text:style-name="T36"> Jan'13</text:span></text:p>
                </text:list-item>
                <text:list-item>
                  <text:p text:style-name="P5">Complete Run-Time values <text:tab/><text:tab/><text:tab/><text:tab/><text:tab/><text:tab/><text:tab/><text:span text:style-name="T36">16</text:span><text:span text:style-name="T37">th</text:span><text:span text:style-name="T36"> Jan'13</text:span></text:p>
                </text:list-item>
              </text:list>
            </text:list-item>
            <text:list-item>
              <text:p text:style-name="P5"><text:s/>Add extra folder 'Miscellaneous',(containing Large-Standard Programs) <text:tab/><text:tab/><text:span text:style-name="T34">21</text:span><text:span text:style-name="T35">st</text:span><text:span text:style-name="T34"> Jan'13</text:span><text:tab/></text:p>
              <text:list>
                <text:list-item>
                  <text:p text:style-name="P5">Input for all existent folders <text:tab/><text:tab/><text:tab/><text:tab/><text:tab/><text:tab/><text:tab/><text:span text:style-name="T36">18</text:span><text:span text:style-name="T37">th</text:span><text:span text:style-name="T36"> Jan'13</text:span></text:p>
                </text:list-item>
                <text:list-item>
                  <text:p text:style-name="P5">Complete table for Compile-Time ,Memory(Compile&amp;Run Time),LOC's <text:tab/><text:tab/><text:span text:style-name="T36">19</text:span><text:span text:style-name="T37">th</text:span><text:span text:style-name="T36"> Jan'13</text:span></text:p>
                </text:list-item>
                <text:list-item>
                  <text:p text:style-name="P5">Complete Run-Time values <text:tab/><text:tab/><text:tab/><text:tab/><text:tab/><text:tab/> <text:s text:c="8"/><text:tab/><text:span text:style-name="T36">20</text:span><text:span text:style-name="T37">th</text:span><text:span text:style-name="T36"> Jan'13</text:span></text:p>
                </text:list-item>
              </text:list>
            </text:list-item>
            <text:list-item>
              <text:p text:style-name="P5">Fill values for 'Haskell' <text:tab/><text:tab/><text:tab/><text:tab/><text:tab/><text:tab/><text:tab/><text:tab/><text:span text:style-name="T34">30</text:span><text:span text:style-name="T35">th</text:span><text:span text:style-name="T34"> Jan'13</text:span><text:tab/></text:p>
            </text:list-item>
            <text:list-item>
              <text:p text:style-name="P5">Fill values for 'Cython' <text:tab/><text:tab/><text:tab/><text:tab/><text:tab/><text:tab/><text:tab/><text:tab/><text:span text:style-name="T34">05</text:span><text:span text:style-name="T35">th</text:span><text:span text:style-name="T34"> Feb'13</text:span></text:p>
            </text:list-item>
            <text:list-item>
              <text:p text:style-name="P5">EoW/Debugging<text:tab/><text:tab/><text:tab/><text:tab/><text:tab/><text:tab/><text:tab/><text:tab/><text:tab/><text:span text:style-name="T34">07</text:span><text:span text:style-name="T35">th</text:span><text:span text:style-name="T34"> Feb'13</text:span></text:p>
            </text:list-item>
            <text:list-item>
              <text:p text:style-name="P5">Security(Static)<text:tab/><text:tab/> <text:tab/><text:tab/><text:tab/><text:tab/><text:tab/><text:tab/><text:tab/><text:span text:style-name="T34">10</text:span><text:span text:style-name="T35">th</text:span><text:span text:style-name="T34"> Feb'13</text:span></text:p>
            </text:list-item>
          </text:list>
        </text:list-item>
      </text:list>
      <text:p text:style-name="P2"/>
      <text:p text:style-name="P2"/>
      <text:list xml:id="list2032322229" text:continue-numbering="true" text:style-name="L1">
        <text:list-item>
          <text:p text:style-name="P4">Analysis Part<text:tab/><text:tab/><text:tab/><text:tab/><text:tab/><text:tab/><text:tab/><text:tab/><text:tab/><text:span text:style-name="T33">28</text:span><text:span text:style-name="T23">th</text:span><text:span text:style-name="T33"> Feb'13</text:span></text:p>
          <text:list>
            <text:list-item>
              <text:p text:style-name="P5">Some Static analysis about programming languages and their basic features<text:tab/><text:tab/><text:span text:style-name="T34">16</text:span><text:span text:style-name="T35">th</text:span><text:span text:style-name="T34"> Feb'13</text:span></text:p>
            </text:list-item>
            <text:list-item>
              <text:p text:style-name="P5">Detailed analysis of each field for various results <text:tab/><text:tab/><text:tab/><text:tab/><text:tab/><text:span text:style-name="T34">27</text:span><text:span text:style-name="T35">th</text:span><text:span text:style-name="T34"> Feb'13</text:span></text:p>
            </text:list-item>
          </text:list>
        </text:list-item>
      </text:list>
      <text:p text:style-name="P6"/>
      <text:p text:style-name="P6"/>
      <text:list xml:id="list1016260861" text:continue-numbering="true" text:style-name="L1">
        <text:list-item>
          <text:p text:style-name="P4">Generate Tool <text:tab/><text:tab/><text:tab/><text:tab/><text:tab/><text:tab/><text:tab/><text:tab/><text:span text:style-name="T33">31</text:span><text:span text:style-name="T23">st</text:span><text:span text:style-name="T33"> Mar'13</text:span></text:p>
          <text:list>
            <text:list-item>
              <text:p text:style-name="P5">Make GUI framework/Tool to manifest the results <text:tab/><text:tab/><text:tab/><text:tab/><text:tab/><text:span text:style-name="T34">10</text:span><text:span text:style-name="T35">th</text:span><text:span text:style-name="T34"> Mar'13</text:span></text:p>
            </text:list-item>
            <text:list-item>
              <text:p text:style-name="P5">Automate the whole tool <text:tab/><text:tab/><text:tab/><text:tab/><text:tab/><text:tab/><text:tab/><text:tab/><text:span text:style-name="T34">18</text:span><text:span text:style-name="T35">th</text:span><text:span text:style-name="T34"> Mar'13</text:span></text:p>
            </text:list-item>
            <text:list-item>
              <text:p text:style-name="P5">User Input <text:tab/><text:tab/><text:tab/><text:tab/><text:tab/><text:tab/><text:tab/> <text:s text:c="20"/><text:tab/><text:span text:style-name="T34">30</text:span><text:span text:style-name="T35">th</text:span><text:span text:style-name="T34"> Mar'13</text:span></text:p>
              <text:list>
                <text:list-item>
                  <text:p text:style-name="P3"><text:span text:style-name="T11">Enable input from user<text:tab/><text:tab/><text:tab/><text:tab/><text:tab/><text:tab/><text:tab/><text:tab/></text:span><text:span text:style-name="T39">25</text:span><text:span text:style-name="T38">th</text:span><text:span text:style-name="T39"> Mar'13</text:span></text:p>
                </text:list-item>
                <text:list-item>
                  <text:p text:style-name="P3"><text:span text:style-name="T11">Check the correctness <text:tab/><text:tab/><text:tab/><text:tab/><text:tab/><text:tab/><text:tab/><text:tab/></text:span><text:span text:style-name="T39">27</text:span><text:span text:style-name="T38">th</text:span><text:span text:style-name="T39"> Mar'13</text:span></text:p>
                </text:list-item>
                <text:list-item>
                  <text:p text:style-name="P3"><text:span text:style-name="T11">Include in the Pool <text:tab/><text:tab/><text:tab/><text:tab/><text:tab/><text:tab/><text:tab/><text:tab/></text:span><text:span text:style-name="T39">29</text:span><text:span text:style-name="T38">th</text:span><text:span text:style-name="T39"> Mar'13</text:span></text:p>
                  <text:p text:style-name="P7"/>
                  <text:p text:style-name="P7"><text:tab/><text:tab/><text:tab/><text:tab/><text:tab/></text:p>
                </text:list-item>
              </text:list>
            </text:list-item>
          </text:list>
        </text:list-item>
        <text:list-item>
          <text:p text:style-name="P5"><text:span text:style-name="T7">Documentatio</text:span><text:span text:style-name="T7">n <text:tab/><text:tab/><text:tab/><text:tab/><text:tab/><text:tab/><text:tab/><text:tab/></text:span><text:span text:style-name="T32">01</text:span><text:span text:style-name="T22">st</text:span><text:span text:style-name="T32"> Apr'13</text:span><text:span text:style-name="T1">(onwards)</text:span><text:tab/><text:tab/><text:tab/><text:tab/><text:tab/><text:tab/><text:tab/><text:tab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hul Gupta</meta:initial-creator>
    <meta:creation-date>2013-01-08T21:56:28</meta:creation-date>
    <dc:date>2013-01-09T14:45:05</dc:date>
    <dc:creator>Rahul Gupta</dc:creator>
    <meta:editing-duration>PT10H03M42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32" meta:word-count="194" meta:character-count="1475"/>
  </office:meta>
</office:document-meta>
</file>